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3:45:23.788000000</meta:creation-date>
    <dc:date>2015-09-29T16:27:04.085000000</dc:date>
    <meta:editing-duration>PT11M36S</meta:editing-duration>
    <meta:editing-cycles>2</meta:editing-cycles>
    <meta:generator>LibreOffice/4.4.5.2$Windows_x86 LibreOffice_project/a22f674fd25a3b6f45bdebf25400ed2adff0ff99</meta:generator>
    <meta:document-statistic meta:object-count="0"/>
  </office:meta>
</office:document-meta>
</file>